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Georgia"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3" svg:font-family="Georgia" style:font-adornments="Regular" style:font-family-generic="roman" style:font-pitch="variable"/>
    <style:font-face style:name="Lato" svg:font-family="Lato, sans-serif"/>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8.498cm" style:rel-column-width="4818*"/>
    </style:style>
    <style:style style:name="Table3.B" style:family="table-column">
      <style:table-column-properties style:column-width="8.502cm" style:rel-column-width="4820*"/>
    </style:style>
    <style:style style:name="Table3.1" style:family="table-row">
      <style:table-row-properties style:min-row-height="0.489cm"/>
    </style:style>
    <style:style style:name="Table3.A1" style:family="table-cell">
      <style:table-cell-properties fo:padding="0.097cm" fo:border="none"/>
    </style:style>
    <style:style style:name="Table2" style:family="table">
      <style:table-properties style:width="8.114cm" table:align="left"/>
    </style:style>
    <style:style style:name="Table2.A" style:family="table-column">
      <style:table-column-properties style:column-width="1.139cm"/>
    </style:style>
    <style:style style:name="Table2.B" style:family="table-column">
      <style:table-column-properties style:column-width="6.974cm"/>
    </style:style>
    <style:style style:name="Table2.A1" style:family="table-cell">
      <style:table-cell-properties style:vertical-align="middle" fo:padding="0.049cm" fo:border="none"/>
    </style:style>
    <style:style style:name="P1" style:family="paragraph" style:parent-style-name="Header">
      <style:paragraph-properties fo:text-align="center" style:justify-single-word="false"/>
      <style:text-properties style:font-name="Georgia" fo:font-size="14pt" fo:font-weight="bold" officeooo:rsid="00012622" officeooo:paragraph-rsid="00012622"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Georgia" fo:font-size="22pt" fo:font-weight="bold" officeooo:rsid="00012622" officeooo:paragraph-rsid="00012622" style:font-size-asian="22pt" style:font-weight-asian="bold" style:font-size-complex="22pt" style:font-weight-complex="bold"/>
    </style:style>
    <style:style style:name="P3" style:family="paragraph" style:parent-style-name="Standard">
      <style:paragraph-properties fo:text-align="start" style:justify-single-word="false"/>
      <style:text-properties style:font-name="Georgia" fo:font-size="12pt" fo:font-weight="bold" officeooo:rsid="00012622" officeooo:paragraph-rsid="00012622" style:font-size-asian="10.5pt" style:font-weight-asian="bold" style:font-size-complex="12pt" style:font-weight-complex="bold"/>
    </style:style>
    <style:style style:name="P4" style:family="paragraph" style:parent-style-name="Standard">
      <style:text-properties fo:font-weight="bold" style:font-weight-asian="bold" style:font-weight-complex="bold"/>
    </style:style>
    <style:style style:name="P5" style:family="paragraph" style:parent-style-name="Preformatted_20_Text">
      <style:paragraph-properties fo:text-align="end" style:justify-single-word="fals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Standard">
      <style:paragraph-properties fo:text-align="start" style:justify-single-word="false"/>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text-properties fo:font-weight="normal" officeooo:rsid="00023fac" officeooo:paragraph-rsid="00023fac" style:font-weight-asian="normal" style:font-weight-complex="normal"/>
    </style:style>
    <style:style style:name="P12" style:family="paragraph" style:parent-style-name="Text_20_body">
      <style:text-properties officeooo:paragraph-rsid="00012622"/>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Contents_20_4">
      <style:paragraph-properties>
        <style:tab-stops>
          <style:tab-stop style:position="15.501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Header">
      <style:paragraph-properties fo:text-align="center" style:justify-single-word="false"/>
      <style:text-properties fo:font-weight="bold" officeooo:rsid="00012622" officeooo:paragraph-rsid="00012622" style:font-weight-asian="bold" style:font-weight-complex="bold"/>
    </style:style>
    <style:style style:name="P19" style:family="paragraph" style:parent-style-name="Heading_20_1">
      <style:paragraph-properties fo:break-before="page"/>
      <style:text-properties officeooo:rsid="00023fac" officeooo:paragraph-rsid="00023fac"/>
    </style:style>
    <style:style style:name="P20" style:family="paragraph" style:parent-style-name="Heading_20_1">
      <style:paragraph-properties fo:break-before="page"/>
      <style:text-properties officeooo:paragraph-rsid="00012622"/>
    </style:style>
    <style:style style:name="P21" style:family="paragraph" style:parent-style-name="Heading_20_1">
      <style:paragraph-properties fo:margin-left="0cm" fo:margin-right="0cm" fo:text-indent="0cm" style:auto-text-indent="false" fo:break-before="page"/>
    </style:style>
    <style:style style:name="P22" style:family="paragraph" style:parent-style-name="Heading_20_1" style:list-style-name="">
      <style:paragraph-properties fo:margin-left="0cm" fo:margin-right="0cm" fo:text-indent="0cm" style:auto-text-indent="false"/>
    </style:style>
    <style:style style:name="P23" style:family="paragraph" style:parent-style-name="Heading_20_2">
      <style:paragraph-properties fo:margin-left="0cm" fo:margin-right="0cm" fo:text-indent="0cm" style:auto-text-indent="false"/>
    </style:style>
    <style:style style:name="P24" style:family="paragraph" style:parent-style-name="Heading_20_2" style:list-style-name="L3">
      <style:paragraph-properties fo:margin-left="0cm" fo:margin-right="0cm" fo:text-indent="0cm" style:auto-text-indent="false"/>
    </style:style>
    <style:style style:name="P25" style:family="paragraph" style:parent-style-name="Heading_20_3">
      <style:paragraph-properties fo:margin-left="0cm" fo:margin-right="0cm" fo:text-indent="0cm" style:auto-text-indent="false"/>
    </style:style>
    <style:style style:name="P26" style:family="paragraph" style:parent-style-name="Heading_20_3" style:list-style-name="L3">
      <style:paragraph-properties fo:margin-left="0cm" fo:margin-right="0cm" fo:text-indent="0cm" style:auto-text-indent="false"/>
    </style:style>
    <style:style style:name="P27" style:family="paragraph" style:parent-style-name="Preformatted_20_Text">
      <style:paragraph-properties fo:margin-top="0cm" fo:margin-bottom="0.499cm" style:contextual-spacing="false"/>
    </style:style>
    <style:style style:name="P28" style:family="paragraph" style:parent-style-name="Preformatted_20_Text" style:list-style-name="L3">
      <style:paragraph-properties fo:margin-top="0cm" fo:margin-bottom="0.499cm" style:contextual-spacing="false"/>
    </style:style>
    <style:style style:name="P29" style:family="paragraph" style:parent-style-name="Standard" style:list-style-name="L1">
      <style:text-properties fo:font-weight="bold" style:font-weight-asian="bold" style:font-weight-complex="bold"/>
    </style:style>
    <style:style style:name="P30" style:family="paragraph" style:parent-style-name="Standard">
      <style:text-properties fo:font-weight="bold" style:font-weight-asian="bold" style:font-weight-complex="bold"/>
    </style:style>
    <style:style style:name="P31" style:family="paragraph" style:parent-style-name="Standard" style:list-style-name="L1">
      <style:text-properties fo:font-weight="bold" officeooo:rsid="00039eb9" officeooo:paragraph-rsid="00039eb9" style:font-weight-asian="bold" style:font-weight-complex="bold"/>
    </style:style>
    <style:style style:name="P32" style:family="paragraph" style:parent-style-name="Text_20_body">
      <style:text-properties officeooo:paragraph-rsid="00012622"/>
    </style:style>
    <style:style style:name="P33" style:family="paragraph" style:parent-style-name="Text_20_body" style:list-style-name="L2"/>
    <style:style style:name="P34" style:family="paragraph" style:parent-style-name="Text_20_body" style:list-style-name="L2">
      <style:paragraph-properties fo:margin-top="0cm" fo:margin-bottom="0cm" style:contextual-spacing="false"/>
    </style:style>
    <style:style style:name="P35" style:family="paragraph" style:parent-style-name="Text_20_body" style:list-style-name="L3"/>
    <style:style style:name="P36" style:family="paragraph" style:parent-style-name="Text_20_body" style:list-style-name="L3">
      <style:paragraph-properties fo:margin-top="0cm" fo:margin-bottom="0cm" style:contextual-spacing="false"/>
    </style:style>
    <style:style style:name="P37" style:family="paragraph" style:parent-style-name="Text_20_body" style:list-style-name="L4"/>
    <style:style style:name="P38" style:family="paragraph" style:parent-style-name="Text_20_body" style:list-style-name="L4">
      <style:paragraph-properties fo:margin-top="0cm" fo:margin-bottom="0cm" style:contextual-spacing="false"/>
    </style:style>
    <style:style style:name="P39" style:family="paragraph" style:parent-style-name="Text_20_body" style:list-style-name="L5"/>
    <style:style style:name="P40" style:family="paragraph" style:parent-style-name="Text_20_body" style:list-style-name="L5">
      <style:paragraph-properties fo:margin-top="0cm" fo:margin-bottom="0cm" style:contextual-spacing="false"/>
    </style:style>
    <style:style style:name="P41" style:family="paragraph" style:parent-style-name="Text_20_body" style:list-style-name="L6"/>
    <style:style style:name="P42" style:family="paragraph" style:parent-style-name="Text_20_body" style:list-style-name="L6">
      <style:paragraph-properties fo:margin-top="0cm" fo:margin-bottom="0cm" style:contextual-spacing="false"/>
    </style:style>
    <style:style style:name="T1" style:family="text">
      <style:text-properties officeooo:rsid="0001148e"/>
    </style:style>
    <style:style style:name="T2" style:family="text">
      <style:text-properties officeooo:rsid="00023fa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Title">Pixel Map (PMAP) File Format Specification</text:p>
      <text:p text:style-name="Subtitle">DPX25-69483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3" table:style-name="Table3">
        <table:table-column table:style-name="Table3.A"/>
        <table:table-column table:style-name="Table3.B"/>
        <table:table-row table:style-name="Table3.1">
          <table:table-cell table:style-name="Table3.A1" office:value-type="string">
            <text:p text:style-name="P4"><text:span text:style-name="T2">ID</text:span>: DPX25-694837</text:p>
            <text:p text:style-name="P4">DATE: 24/05/2025</text:p>
            <text:p text:style-name="P4"/>
            <text:p text:style-name="P4">AUTHORS:</text:p>
            <text:list text:style-name="L1">
              <text:list-item>
                <text:p text:style-name="P31">0x4248</text:p>
              </text:list-item>
            </text:list>
            <text:p text:style-name="P4"/>
            <text:p text:style-name="P4">COPYRIGHTS:</text:p>
            <text:p text:style-name="P4">© 2025 0x4248. Licensed under the GNU GPL v3.</text:p>
          </table:table-cell>
          <table:table-cell table:style-name="Table3.A1" office:value-type="string">
            <text:p text:style-name="P4">DESCRIPTION</text:p>
            <text:p text:style-name="P11">A simple, human-readable image format for pixel-based graphics, designed to be transparent, editable, and accessible.</text:p>
          </table:table-cell>
        </table:table-row>
      </table:table>
      <text:p text:style-name="Standard"/>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CONTENTS</text:p>
          </text:index-title>
          <text:p text:style-name="P13"><text:a xlink:type="simple" xlink:href="#__RefHeading___Toc990_4145603061" text:style-name="Index_20_Link" text:visited-style-name="Index_20_Link">Overview<text:tab/>3</text:a></text:p>
          <text:p text:style-name="P13"><text:a xlink:type="simple" xlink:href="#__RefHeading___Toc992_4145603061" text:style-name="Index_20_Link" text:visited-style-name="Index_20_Link">File Type Specification<text:tab/>4</text:a></text:p>
          <text:p text:style-name="P14"><text:a xlink:type="simple" xlink:href="#__RefHeading___Toc994_4145603061" text:style-name="Index_20_Link" text:visited-style-name="Index_20_Link">Overview<text:tab/>4</text:a></text:p>
          <text:p text:style-name="P14"><text:a xlink:type="simple" xlink:href="#__RefHeading___Toc996_4145603061" text:style-name="Index_20_Link" text:visited-style-name="Index_20_Link">File Syntax<text:tab/>4</text:a></text:p>
          <text:p text:style-name="P15"><text:a xlink:type="simple" xlink:href="#__RefHeading___Toc998_4145603061" text:style-name="Index_20_Link" text:visited-style-name="Index_20_Link">Example PMAP File:<text:tab/>4</text:a></text:p>
          <text:p text:style-name="P15"><text:a xlink:type="simple" xlink:href="#__RefHeading___Toc1000_4145603061" text:style-name="Index_20_Link" text:visited-style-name="Index_20_Link">Line-by-Line Breakdown:<text:tab/>4</text:a></text:p>
          <text:p text:style-name="P14"><text:a xlink:type="simple" xlink:href="#__RefHeading___Toc1002_4145603061" text:style-name="Index_20_Link" text:visited-style-name="Index_20_Link">Components<text:tab/>4</text:a></text:p>
          <text:p text:style-name="P15"><text:a xlink:type="simple" xlink:href="#__RefHeading___Toc1004_4145603061" text:style-name="Index_20_Link" text:visited-style-name="Index_20_Link">Canvas Size<text:tab/>4</text:a></text:p>
          <text:p text:style-name="P15"><text:a xlink:type="simple" xlink:href="#__RefHeading___Toc1006_4145603061" text:style-name="Index_20_Link" text:visited-style-name="Index_20_Link">Fill colour<text:tab/>5</text:a></text:p>
          <text:p text:style-name="P15"><text:a xlink:type="simple" xlink:href="#__RefHeading___Toc1008_4145603061" text:style-name="Index_20_Link" text:visited-style-name="Index_20_Link">Pixels<text:tab/>5</text:a></text:p>
          <text:p text:style-name="P14"><text:a xlink:type="simple" xlink:href="#__RefHeading___Toc1010_4145603061" text:style-name="Index_20_Link" text:visited-style-name="Index_20_Link">Constraints<text:tab/>5</text:a></text:p>
          <text:p text:style-name="P13"><text:a xlink:type="simple" xlink:href="#__RefHeading___Toc1012_4145603061" text:style-name="Index_20_Link" text:visited-style-name="Index_20_Link">Command-Line Utility<text:tab/>6</text:a></text:p>
          <text:p text:style-name="P14"><text:a xlink:type="simple" xlink:href="#__RefHeading___Toc1014_4145603061" text:style-name="Index_20_Link" text:visited-style-name="Index_20_Link">Overview<text:tab/>6</text:a></text:p>
          <text:p text:style-name="P14"><text:a xlink:type="simple" xlink:href="#__RefHeading___Toc1016_4145603061" text:style-name="Index_20_Link" text:visited-style-name="Index_20_Link">Usage<text:tab/>6</text:a></text:p>
          <text:p text:style-name="P14"><text:a xlink:type="simple" xlink:href="#__RefHeading___Toc1018_4145603061" text:style-name="Index_20_Link" text:visited-style-name="Index_20_Link">Options<text:tab/>6</text:a></text:p>
          <text:p text:style-name="P14"><text:a xlink:type="simple" xlink:href="#__RefHeading___Toc1020_4145603061" text:style-name="Index_20_Link" text:visited-style-name="Index_20_Link">Examples<text:tab/>6</text:a></text:p>
          <text:p text:style-name="P13"><text:a xlink:type="simple" xlink:href="#__RefHeading___Toc1022_4145603061" text:style-name="Index_20_Link" text:visited-style-name="Index_20_Link">License<text:tab/>6</text:a></text:p>
        </text:index-body>
      </text:table-of-content>
      <text:p text:style-name="P3"/>
      <text:h text:style-name="P20" text:outline-level="1"><text:bookmark text:name="overview"/><text:bookmark-start text:name="__RefHeading___Toc990_4145603061"/>Overview<text:bookmark-end text:name="__RefHeading___Toc990_4145603061"/></text:h>
      <text:p text:style-name="Text_20_body">Pixel Map (PMAP) is a simple, human-readable image format designed to make pixel-based graphics transparent, editable, and accessible. It supports basic canvas definition, background colouring, and explicit pixel data, all encoded in a plain-text structure.</text:p>
      <text:p text:style-name="Text_20_body">The PMAP format is a lightweight, human-readable image specification designed for simplicity and manual editing. It enables developers, artists, and educators to easily understand and manipulate image data without the need for complex tools or binary encoding. Each PMAP file is a plain-text document that defines image dimensions, a default background colour, and a set of explicitly specified pixels. The format is designed to be easy to parse programmatically and straightforward to construct by hand.</text:p>
      <text:p text:style-name="Text_20_body">A complementary command-line utility, <text:span text:style-name="Source_20_Text">pmap</text:span>, allows users to convert between standard image formats and PMAP, view PMAP files visually, and export to other formats. The goal of PMAP is to provide a transparent and minimal interface to image data that can be version-controlled, reviewed, and composed similarly to code.</text:p>
      <text:h text:style-name="P23" text:outline-level="2"/>
      <text:h text:style-name="P21" text:outline-level="1"><text:bookmark text:name="file-type-specification"/><text:bookmark-start text:name="__RefHeading___Toc992_4145603061"/>File Type Specification<text:bookmark-end text:name="__RefHeading___Toc992_4145603061"/></text:h>
      <text:h text:style-name="P23" text:outline-level="2"><text:bookmark text:name="overview Copy 1"/><text:bookmark-start text:name="__RefHeading___Toc994_4145603061"/>Overview<text:bookmark-end text:name="__RefHeading___Toc994_4145603061"/></text:h>
      <text:p text:style-name="Text_20_body">PMAP files use a strict but simple syntax composed of three parts:</text:p>
      <text:list text:style-name="L2">
        <text:list-item>
          <text:p text:style-name="P34">Canvas size declaration </text:p>
        </text:list-item>
        <text:list-item>
          <text:p text:style-name="P34">Background fill colour </text:p>
        </text:list-item>
        <text:list-item>
          <text:p text:style-name="P33">A pixel definition block </text:p>
        </text:list-item>
      </text:list>
      <text:p text:style-name="Text_20_body">The structure supports use cases where only a few pixels need to be specified explicitly, minimizing visual and data complexity.</text:p>
      <text:h text:style-name="P23" text:outline-level="2"><text:bookmark text:name="file-syntax"/><text:bookmark-start text:name="__RefHeading___Toc996_4145603061"/>File Syntax<text:bookmark-end text:name="__RefHeading___Toc996_4145603061"/></text:h>
      <text:h text:style-name="P25" text:outline-level="3"><text:bookmark text:name="example-pmap-file-"/><text:bookmark-start text:name="__RefHeading___Toc998_4145603061"/>Example PMAP File:<text:bookmark-end text:name="__RefHeading___Toc998_4145603061"/></text:h>
      <text:p text:style-name="Preformatted_20_Text"><text:span text:style-name="Source_20_Text">s:3x1</text:span></text:p>
      <text:p text:style-name="Preformatted_20_Text"><text:span text:style-name="Source_20_Text">f:0,0,0</text:span></text:p>
      <text:p text:style-name="Preformatted_20_Text"><text:span text:style-name="Source_20_Text">--PIXELS--</text:span></text:p>
      <text:p text:style-name="Preformatted_20_Text"><text:span text:style-name="Source_20_Text">0,0:255,0,0</text:span></text:p>
      <text:p text:style-name="Preformatted_20_Text"><text:span text:style-name="Source_20_Text">1,0:0,255,0</text:span></text:p>
      <text:p text:style-name="Preformatted_20_Text"><text:span text:style-name="Source_20_Text">2,0:0,0,255</text:span></text:p>
      <text:p text:style-name="P27"><text:span text:style-name="Source_20_Text">--END--</text:span></text:p>
      <text:h text:style-name="P25" text:outline-level="3"><text:bookmark text:name="line-by-line-breakdown-"/><text:bookmark-start text:name="__RefHeading___Toc1000_4145603061"/>Line-by-Line Breakdown:<text:bookmark-end text:name="__RefHeading___Toc1000_4145603061"/></text:h>
      <text:list text:style-name="L3">
        <text:list-item>
          <text:p text:style-name="P36"><text:span text:style-name="Source_20_Text">s:3x1</text:span> — Declares the canvas size as width 3, height 1. </text:p>
        </text:list-item>
        <text:list-item>
          <text:p text:style-name="P36"><text:span text:style-name="Source_20_Text">f:0,0,0</text:span> — Sets the default background fill colour to black (RGB). </text:p>
        </text:list-item>
        <text:list-item>
          <text:p text:style-name="P36"><text:span text:style-name="Source_20_Text">--PIXELS--</text:span> — Begins the section for explicit pixel definitions. </text:p>
        </text:list-item>
        <text:list-item>
          <text:p text:style-name="P36"><text:span text:style-name="Source_20_Text">X,Y:R,G,B</text:span> — Defines a pixel at position X,Y with an RGB colour value. </text:p>
        </text:list-item>
        <text:list-item>
          <text:p text:style-name="P35"><text:span text:style-name="Source_20_Text">--END--</text:span> — Marks the end of the pixel section.</text:p>
          <text:list>
            <text:list-header>
              <text:h text:style-name="P24" text:outline-level="2"><text:bookmark text:name="components"/><text:bookmark-start text:name="__RefHeading___Toc1002_4145603061"/>Components<text:bookmark-end text:name="__RefHeading___Toc1002_4145603061"/></text:h>
              <text:list>
                <text:list-header>
                  <text:h text:style-name="P26" text:outline-level="3"><text:bookmark text:name="canvas-size"/><text:bookmark-start text:name="__RefHeading___Toc1004_4145603061"/>Canvas Size<text:bookmark-end text:name="__RefHeading___Toc1004_4145603061"/></text:h>
                </text:list-header>
              </text:list>
            </text:list-header>
          </text:list>
          <text:p text:style-name="P35">Format:</text:p>
          <text:p text:style-name="P28"><text:span text:style-name="Source_20_Text">s:&lt;width&gt;x&lt;height&gt;</text:span></text:p>
        </text:list-item>
        <text:list-item>
          <text:p text:style-name="P35">Width and height must be positive integers.</text:p>
          <text:list>
            <text:list-item>
              <text:list>
                <text:list-header>
                  <text:h text:style-name="P26" text:outline-level="3"><text:bookmark text:name="fill-colour"/><text:bookmark-start text:name="__RefHeading___Toc1006_4145603061"/><text:soft-page-break/>Fill colour<text:bookmark-end text:name="__RefHeading___Toc1006_4145603061"/></text:h>
                </text:list-header>
              </text:list>
            </text:list-item>
          </text:list>
        </text:list-item>
      </text:list>
      <text:p text:style-name="Text_20_body">Format:</text:p>
      <text:p text:style-name="P27"><text:span text:style-name="Source_20_Text">f:&lt;red&gt;,&lt;green&gt;,&lt;blue&gt;</text:span></text:p>
      <text:list text:style-name="L4">
        <text:list-item>
          <text:p text:style-name="P38">Values must be integers from 0 to 255. </text:p>
        </text:list-item>
        <text:list-item>
          <text:p text:style-name="P37">This colour is used for all pixels not explicitly set in the <text:span text:style-name="Source_20_Text">--PIXELS--</text:span> section. </text:p>
        </text:list-item>
      </text:list>
      <text:h text:style-name="P25" text:outline-level="3"><text:bookmark text:name="pixels"/><text:bookmark-start text:name="__RefHeading___Toc1008_4145603061"/>Pixels<text:bookmark-end text:name="__RefHeading___Toc1008_4145603061"/></text:h>
      <text:p text:style-name="Text_20_body">Format:</text:p>
      <text:p text:style-name="P27"><text:span text:style-name="Source_20_Text">X,Y:R,G,B</text:span></text:p>
      <text:list text:style-name="L5">
        <text:list-item>
          <text:p text:style-name="P40">X and Y are zero-based coordinates within the defined canvas. </text:p>
        </text:list-item>
        <text:list-item>
          <text:p text:style-name="P40">R, G, B are integers in the 0–255 range. </text:p>
        </text:list-item>
        <text:list-item>
          <text:p text:style-name="P39">Only specified pixels will differ from the background colour. </text:p>
        </text:list-item>
      </text:list>
      <text:h text:style-name="P23" text:outline-level="2"><text:bookmark text:name="constraints"/><text:bookmark-start text:name="__RefHeading___Toc1010_4145603061"/>Constraints<text:bookmark-end text:name="__RefHeading___Toc1010_4145603061"/></text:h>
      <text:list text:style-name="L6">
        <text:list-item>
          <text:p text:style-name="P42">The pixel coordinates must fall within the defined canvas dimensions. </text:p>
        </text:list-item>
        <text:list-item>
          <text:p text:style-name="P42">All colour values must be valid RGB values (0–255). </text:p>
        </text:list-item>
        <text:list-item>
          <text:p text:style-name="P42">A file must contain only one size and one fill colour declaration. </text:p>
        </text:list-item>
        <text:list-item>
          <text:p text:style-name="P41">Pixel section must be clearly marked by <text:span text:style-name="Source_20_Text">--PIXELS--</text:span> and <text:span text:style-name="Source_20_Text">--END--</text:span>. </text:p>
        </text:list-item>
      </text:list>
      <text:h text:style-name="P23" text:outline-level="2"/>
      <text:h text:style-name="P21" text:outline-level="1"><text:bookmark text:name="command-line-utility"/><text:bookmark-start text:name="__RefHeading___Toc1012_4145603061"/>Command-Line Utility<text:bookmark-end text:name="__RefHeading___Toc1012_4145603061"/></text:h>
      <text:h text:style-name="P23" text:outline-level="2"><text:bookmark text:name="overview Copy 2"/><text:bookmark-start text:name="__RefHeading___Toc1014_4145603061"/>Overview<text:bookmark-end text:name="__RefHeading___Toc1014_4145603061"/></text:h>
      <text:p text:style-name="Text_20_body">The <text:span text:style-name="Source_20_Text">pmap</text:span> tool is a reference utility for interacting with PMAP files. It supports converting between image formats and PMAP, previewing PMAP files, and exporting to standard formats like PNG.</text:p>
      <text:h text:style-name="P23" text:outline-level="2"><text:bookmark text:name="usage"/><text:bookmark-start text:name="__RefHeading___Toc1016_4145603061"/>Usage<text:bookmark-end text:name="__RefHeading___Toc1016_4145603061"/></text:h>
      <text:p text:style-name="P27"><text:span text:style-name="Source_20_Text">pmap [options] &lt;input&gt; &lt;output&gt;</text:span></text:p>
      <text:h text:style-name="P23" text:outline-level="2"><text:bookmark text:name="options"/><text:bookmark-start text:name="__RefHeading___Toc1018_4145603061"/>Options<text:bookmark-end text:name="__RefHeading___Toc1018_4145603061"/></text:h>
      <table:table table:name="Table2" table:style-name="Table2">
        <table:table-column table:style-name="Table2.A"/>
        <table:table-column table:style-name="Table2.B"/>
        <table:table-header-rows>
          <table:table-row>
            <table:table-cell table:style-name="Table2.A1" office:value-type="string">
              <text:p text:style-name="Table_20_Heading">Flag</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text:span text:style-name="Source_20_Text">-a</text:span></text:p>
          </table:table-cell>
          <table:table-cell table:style-name="Table2.A1" office:value-type="string">
            <text:p text:style-name="Table_20_Contents">Convert a standard image to PMAP</text:p>
          </table:table-cell>
        </table:table-row>
        <table:table-row>
          <table:table-cell table:style-name="Table2.A1" office:value-type="string">
            <text:p text:style-name="Table_20_Contents"><text:span text:style-name="Source_20_Text">-b</text:span></text:p>
          </table:table-cell>
          <table:table-cell table:style-name="Table2.A1" office:value-type="string">
            <text:p text:style-name="Table_20_Contents">Convert a PMAP file to an image</text:p>
          </table:table-cell>
        </table:table-row>
        <table:table-row>
          <table:table-cell table:style-name="Table2.A1" office:value-type="string">
            <text:p text:style-name="Table_20_Contents"><text:span text:style-name="Source_20_Text">-v</text:span></text:p>
          </table:table-cell>
          <table:table-cell table:style-name="Table2.A1" office:value-type="string">
            <text:p text:style-name="Table_20_Contents">View a PMAP file interactively</text:p>
          </table:table-cell>
        </table:table-row>
      </table:table>
      <text:h text:style-name="P23" text:outline-level="2"><text:bookmark text:name="examples"/><text:bookmark-start text:name="__RefHeading___Toc1020_4145603061"/>Examples<text:bookmark-end text:name="__RefHeading___Toc1020_4145603061"/></text:h>
      <text:p text:style-name="Text_20_body">Convert a PNG image to a PMAP file:</text:p>
      <text:p text:style-name="P27"><text:span text:style-name="Source_20_Text">pmap -a input.png output.pmap</text:span></text:p>
      <text:p text:style-name="Text_20_body">Render a PMAP file to a PNG image:</text:p>
      <text:p text:style-name="P27"><text:span text:style-name="Source_20_Text">pmap -b input.pmap output.png</text:span></text:p>
      <text:p text:style-name="Text_20_body">Preview a PMAP image:</text:p>
      <text:p text:style-name="P27"><text:span text:style-name="Source_20_Text">pmap -v sample.pmap</text:span></text:p>
      <text:h text:style-name="P22" text:outline-level="1"/>
      <text:h text:style-name="P21" text:outline-level="1"><text:bookmark text:name="license"/><text:bookmark-start text:name="__RefHeading___Toc1022_4145603061"/>License<text:bookmark-end text:name="__RefHeading___Toc1022_4145603061"/></text:h>
      <text:p text:style-name="Text_20_body">This project is licensed under the <text:span text:style-name="Strong_20_Emphasis">GNU General Public License v3.0</text:span>. You are free to modify and redistribute it under the terms defined in the <text:span text:style-name="Source_20_Text">LICENSE</text:span> file. For details, see <text:a xlink:type="simple" xlink:href="https://www.gnu.org/licenses/gpl-3.0.html" text:style-name="Internet_20_link" text:visited-style-name="Visited_20_Internet_20_Link">https://www.gnu.org/licenses/gpl-3.0.html</text:a>.</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Georgia"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3" svg:font-family="Georgia" style:font-adornments="Regular" style:font-family-generic="roman" style:font-pitch="variable"/>
    <style:font-face style:name="Lato" svg:font-family="Lato, sans-serif"/>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3" fo:font-family="Georgia"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Georgia1" fo:font-family="Georgia" style:font-style-name="Bold" style:font-family-generic="roman" style:font-pitch="variable" fo:font-size="14pt" fo:font-weight="bold"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style:font-name="Georgia2" fo:font-family="Georgia" style:font-style-name="Bold Italic" style:font-family-generic="roman" style:font-pitch="variable" fo:font-size="16pt" fo:font-style="normal"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MP1" style:family="paragraph" style:parent-style-name="Header">
      <style:paragraph-properties fo:text-align="center" style:justify-single-word="false"/>
      <style:text-properties style:font-name="Georgia" fo:font-size="14pt" fo:font-weight="bold" officeooo:rsid="00012622" officeooo:paragraph-rsid="00012622" style:font-size-asian="14pt" style:font-weight-asian="bold" style:font-size-complex="14pt" style:font-weight-complex="bold"/>
    </style:style>
    <style:style style:name="MP2" style:family="paragraph" style:parent-style-name="Header">
      <style:paragraph-properties fo:text-align="center" style:justify-single-word="false"/>
      <style:text-properties fo:font-weight="bold" officeooo:rsid="00012622" officeooo:paragraph-rsid="00012622" style:font-weight-asian="bold" style:font-weight-complex="bold"/>
    </style:style>
    <style:style style:name="MP3" style:family="paragraph" style:parent-style-name="Preformatted_20_Text">
      <style:paragraph-properties fo:text-align="end" style:justify-single-word="false"/>
    </style:style>
    <style:style style:name="MT1" style:family="text">
      <style:text-properties officeooo:rsid="0001148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ixel Map (PMAP) File Format Specification</text:p>
      </style:header>
      <style:header-first>
        <text:p text:style-name="MP2"/>
      </style:header-first>
      <style:footer>
        <table:table table:name="Table1" table:style-name="Table1">
          <table:table-column table:style-name="Table1.A"/>
          <table:table-column table:style-name="Table1.B"/>
          <table:table-row>
            <table:table-cell table:style-name="Table1.A1" office:value-type="string">
              <text:p text:style-name="Table_20_Contents"><text:page-number text:select-page="current">7</text:page-number><text:s/><text:span text:style-name="MT1">of </text:span><text:span text:style-name="MT1"><text:page-count>7</text:page-count></text:span></text:p>
            </table:table-cell>
            <table:table-cell table:style-name="Table1.A1" office:value-type="string">
              <text:p text:style-name="MP3">DPX25-694837</text:p>
            </table:table-cell>
          </table:table-row>
        </table:table>
        <text:p text:style-name="Footer"/>
      </style:footer>
      <style:footer-first>
        <text:p text:style-name="Footer"/>
      </style:footer-first>
    </style:master-page>
    <style:master-page style:name="Endnote" style:page-layout-name="Mpm2" draw:style-name="Mdp1"/>
    <style:master-page style:name="Foot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4T17:20:55.804416607</meta:creation-date>
    <dc:date>2025-05-24T19:07:37.511304527</dc:date>
    <meta:editing-duration>PT26M29S</meta:editing-duration>
    <meta:editing-cycles>2</meta:editing-cycles>
    <meta:generator>LibreOffice/24.2.5.2$MacOSX_AARCH64 LibreOffice_project/bffef4ea93e59bebbeaf7f431bb02b1a39ee8a59</meta:generator>
    <meta:print-date>2025-05-24T19:07:42.609103315</meta:print-date>
    <meta:printed-by>PDF files</meta:printed-by>
    <meta:document-statistic meta:table-count="3" meta:image-count="0" meta:object-count="0" meta:page-count="7" meta:paragraph-count="101" meta:word-count="632" meta:character-count="3876" meta:non-whitespace-character-count="3358"/>
  </office:meta>
</office:document-meta>
</file>